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<text:a xlink:href="javascript:newWin('http://espn.go.com/nfl/player/_/id/10452/adrian-peterson')">Adrian Peterson</text:a>, MIN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<text:a xlink:href="javascript:newWin('http://espn.go.com/nfl/player/_/id/12497/arian-foster')">Arian Foster</text:a>, HOU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<text:a xlink:href="javascript:newWin('http://espn.go.com/nfl/player/_/id/11289/ray-rice')">Ray Rice</text:a>, BAL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<text:a xlink:href="javascript:newWin('http://espn.go.com/nfl/player/_/id/10456/marshawn-lynch')">Marshawn Lynch</text:a>, SEA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<text:a xlink:href="javascript:newWin('http://espn.go.com/nfl/player/_/id/14885/doug-martin')">Doug Martin</text:a>, TB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<text:a xlink:href="javascript:newWin('http://espn.go.com/nfl/player/_/id/13203/cj-spiller')">C.J. Spiller</text:a>, BUF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<text:a xlink:href="javascript:newWin('http://espn.go.com/nfl/player/_/id/11307/jamaal-charles')">Jamaal Charles</text:a>, KC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<text:a xlink:href="javascript:newWin('http://espn.go.com/nfl/player/_/id/15009/alfred-morris')">Alfred Morris</text:a>, WAS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<text:a xlink:href="javascript:newWin('http://espn.go.com/nfl/player/_/id/14884/trent-richardson')">Trent Richardson</text:a>, CLE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<text:a xlink:href="javascript:newWin('http://espn.go.com/nfl/player/_/id/12514/lesean-mccoy')">LeSean McCoy</text:a>, PHI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<text:a xlink:href="javascript:newWin('http://espn.go.com/nfl/player/_/id/10447/calvin-johnson')">Calvin Johnson</text:a>, DET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<text:a xlink:href="javascript:newWin('http://espn.go.com/nfl/player/_/id/5549/steven-jackson')">Steven Jackson</text:a>, ATL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<text:a xlink:href="javascript:newWin('http://espn.go.com/nfl/player/_/id/8439/aaron-rodgers')">Aaron Rodgers</text:a>, GB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<text:a xlink:href="javascript:newWin('http://espn.go.com/nfl/player/_/id/11278/matt-forte')">Matt Forte</text:a>, CHI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<text:a xlink:href="javascript:newWin('http://espn.go.com/nfl/player/_/id/2580/drew-brees')">Drew Brees</text:a>, NO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<text:a xlink:href="javascript:newWin('http://espn.go.com/nfl/player/_/id/13983/aj-green')">A.J. Green</text:a>, CIN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<text:a xlink:href="javascript:newWin('http://espn.go.com/nfl/player/_/id/14028/stevan-ridley')">Stevan Ridley</text:a>, NE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<text:a xlink:href="javascript:newWin('http://espn.go.com/nfl/player/_/id/9705/brandon-marshall')">Brandon Marshall</text:a>, CHI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<text:a xlink:href="javascript:newWin('http://espn.go.com/nfl/player/_/id/13215/dez-bryant')">Dez Bryant</text:a>, DAL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<text:a xlink:href="javascript:newWin('http://espn.go.com/nfl/player/_/id/13232/jimmy-graham')">Jimmy Graham</text:a>, NO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<text:a xlink:href="javascript:newWin('http://espn.go.com/nfl/player/_/id/2330/tom-brady')">Tom Brady</text:a>, NE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<text:a xlink:href="javascript:newWin('http://espn.go.com/nfl/player/_/id/9646/maurice-jones-drew')">Maurice Jones-Drew</text:a>, JAC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<text:a xlink:href="javascript:newWin('http://espn.go.com/nfl/player/_/id/8479/frank-gore')">Frank Gore</text:a>, SF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<text:a xlink:href="javascript:newWin('http://espn.go.com/nfl/player/_/id/12569/percy-harvin')">Percy Harvin</text:a>, SEA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<text:a xlink:href="javascript:newWin('http://espn.go.com/nfl/player/_/id/13982/julio-jones')">Julio Jones</text:a>, ATL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<text:a xlink:href="javascript:newWin('http://espn.go.com/nfl/player/_/id/14053/randall-cobb')">Randall Cobb</text:a>, GB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<text:a xlink:href="javascript:newWin('http://espn.go.com/nfl/player/_/id/13216/demaryius-thomas')">Demaryius Thomas</text:a>, DEN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<text:a xlink:href="javascript:newWin('http://espn.go.com/nfl/player/_/id/8442/roddy-white')">Roddy White</text:a>, ATL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<text:a xlink:href="javascript:newWin('http://espn.go.com/nfl/player/_/id/11258/chris-johnson')">Chris Johnson</text:a>, TEN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<text:a xlink:href="javascript:newWin('http://espn.go.com/nfl/player/_/id/1428/peyton-manning')">Peyton Manning</text:a>, DEN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<text:a xlink:href="javascript:newWin('http://espn.go.com/nfl/player/_/id/13994/cam-newton')">Cam Newton</text:a>, CAR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<text:a xlink:href="javascript:newWin('http://espn.go.com/nfl/player/_/id/5528/larry-fitzgerald')">Larry Fitzgerald</text:a>, ARI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<text:a xlink:href="javascript:newWin('http://espn.go.com/nfl/player/_/id/8475/vincent-jackson')">Vincent Jackson</text:a>, TB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<text:a xlink:href="javascript:newWin('http://espn.go.com/nfl/player/_/id/13229/rob-gronkowski')">Rob Gronkowski</text:a>, NE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<text:a xlink:href="javascript:newWin('http://espn.go.com/nfl/player/_/id/9588/reggie-bush')">Reggie Bush</text:a>, DET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<text:a xlink:href="javascript:newWin('http://espn.go.com/nfl/player/_/id/14005/demarco-murray')">DeMarco Murray</text:a>, DAL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<text:a xlink:href="javascript:newWin('http://espn.go.com/nfl/player/_/id/4461/andre-johnson')">Andre Johnson</text:a>, HOU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<text:a xlink:href="javascript:newWin('http://espn.go.com/nfl/player/_/id/5941/wes-welker')">Wes Welker</text:a>, DEN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<text:a xlink:href="javascript:newWin('http://espn.go.com/nfl/player/_/id/12563/michael-crabtree')">Michael Crabtree</text:a>, SF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<text:a xlink:href="javascript:newWin('http://espn.go.com/nfl/player/_/id/2578/reggie-wayne')">Reggie Wayne</text:a>, IND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<text:a xlink:href="javascript:newWin('http://espn.go.com/nfl/player/_/id/13230/aaron-hernandez')">Aaron Hernandez</text:a>, NE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<text:a xlink:href="javascript:newWin('http://espn.go.com/nfl/player/_/id/11270/jordy-nelson')">Jordy Nelson</text:a>, GB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<text:a xlink:href="javascript:newWin('http://espn.go.com/nfl/player/_/id/13553/victor-cruz')">Victor Cruz</text:a>, NYG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<text:a xlink:href="javascript:newWin('http://espn.go.com/nfl/player/_/id/10467/dwayne-bowe')">Dwayne Bowe</text:a>, KC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<text:a xlink:href="javascript:newWin('http://espn.go.com/nfl/player/_/id/9838/marques-colston')">Marques Colston</text:a>, NO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<text:a xlink:href="javascript:newWin('http://espn.go.com/nfl/player/_/id/12586/hakeem-nicks')">Hakeem Nicks</text:a>, NYG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<text:a xlink:href="javascript:newWin('http://espn.go.com/nfl/player/_/id/11674/danny-amendola')">Danny Amendola</text:a>, NE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<text:a xlink:href="javascript:newWin('http://espn.go.com/nfl/player/_/id/14001/colin-kaepernick')">Colin Kaepernick</text:a>, SF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<text:a xlink:href="javascript:newWin('http://espn.go.com/nfl/player/_/id/14881/russell-wilson')">Russell Wilson</text:a>, SEA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<text:a xlink:href="javascript:newWin('http://espn.go.com/nfl/player/_/id/15823/montee-ball')">Montee Ball</text:a>, DEN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string">
            <text:p><text:a xlink:href="javascript:newWin('http://espn.go.com/nfl/player/_/id/14887/david-wilson')">David Wilson</text:a>, NYG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<text:a xlink:href="javascript:newWin('http://espn.go.com/nfl/player/_/id/13934/antonio-brown')">Antonio Brown</text:a>, PIT</text:p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<text:a xlink:href="javascript:newWin('http://espn.go.com/nfl/player/_/id/11439/pierre-garcon')">Pierre Garcon</text:a>, WAS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<text:a xlink:href="javascript:newWin('http://espn.go.com/nfl/player/_/id/13587/chris-ivory')">Chris Ivory</text:a>, NYJ</text:p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<text:a xlink:href="javascript:newWin('http://espn.go.com/nfl/player/_/id/14886/lamar-miller')">Lamar Miller</text:a>, MIA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<text:a xlink:href="javascript:newWin('http://espn.go.com/nfl/player/_/id/8544/darren-sproles')">Darren Sproles</text:a>, NO</text:p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<text:a xlink:href="javascript:newWin('http://espn.go.com/nfl/player/_/id/1231/tony-gonzalez')">Tony Gonzalez</text:a>, ATL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<text:a xlink:href="javascript:newWin('http://espn.go.com/nfl/player/_/id/4527/jason-witten')">Jason Witten</text:a>, DAL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<text:a xlink:href="javascript:newWin('http://espn.go.com/nfl/player/_/id/2622/steve-smith')">Steve Smith</text:a>, CAR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<text:a xlink:href="javascript:newWin('http://espn.go.com/nfl/player/_/id/14184/cecil-shorts')">Cecil Shorts</text:a>, JAC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<text:a xlink:href="javascript:newWin('http://espn.go.com/nfl/player/_/id/144/james-jones')">James Jones</text:a>, GB</text:p>
          </table:table-cell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<text:a xlink:href="javascript:newWin('http://espn.go.com/nfl/player/_/id/13271/eric-decker')">Eric Decker</text:a>, DEN</text:p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string">
            <text:p><text:a xlink:href="javascript:newWin('http://espn.go.com/nfl/player/_/id/14875/robert-griffin')">Robert Griffin</text:a> III, WAS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string">
            <text:p><text:a xlink:href="javascript:newWin('http://espn.go.com/nfl/player/_/id/11237/matt-ryan')">Matt Ryan</text:a>, ATL</text:p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<text:a xlink:href="javascript:newWin('http://espn.go.com/nfl/player/_/id/11238/darren-mcfadden')">Darren McFadden</text:a>, OAK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<text:a xlink:href="javascript:newWin('http://espn.go.com/nfl/player/_/id/12601/mike-wallace')">Mike Wallace</text:a>, MIA</text:p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<text:a xlink:href="javascript:newWin('http://espn.go.com/nfl/player/_/id/9638/greg-jennings')">Greg Jennings</text:a>, MIN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<text:a xlink:href="javascript:newWin('http://espn.go.com/nfl/player/_/id/11458/steve-johnson')">Steve Johnson</text:a>, BUF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<text:a xlink:href="javascript:newWin('http://espn.go.com/nfl/player/_/id/15786/tavon-austin')">Tavon Austin</text:a>, STL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<text:a xlink:href="javascript:newWin('http://espn.go.com/nfl/player/_/id/14898/vick-ballard')">Vick Ballard</text:a>, IND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<text:a xlink:href="javascript:newWin('http://espn.go.com/nfl/player/_/id/11754/benjarvus-green-ellis')">BenJarvus Green-Ellis</text:a>, CIN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<text:a xlink:href="javascript:newWin('http://espn.go.com/nfl/player/_/id/15825/le'veon-bell')">Le'Veon Bell</text:a>, PIT</text:p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<text:a xlink:href="javascript:newWin('http://espn.go.com/nfl/player/_/id/13935/danario-alexander')">Danario Alexander</text:a>, SD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<text:a xlink:href="javascript:newWin('http://espn.go.com/nfl/player/_/id/14032/torrey-smith')">Torrey Smith</text:a>, BAL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<text:a xlink:href="javascript:newWin('http://espn.go.com/nfl/player/_/id/14924/ty-hilton')">T.Y. Hilton</text:a>, IND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<text:a xlink:href="javascript:newWin('http://espn.go.com/nfl/player/_/id/9400/lance-moore')">Lance Moore</text:a>, NO</text:p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string">
            <text:p><text:a xlink:href="javascript:newWin('http://espn.go.com/nfl/player/_/id/12483/matthew-stafford')">Matthew Stafford</text:a>, DET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<text:a xlink:href="javascript:newWin('http://espn.go.com/nfl/player/_/id/14874/andrew-luck')">Andrew Luck</text:a>, IND</text:p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<text:a xlink:href="javascript:newWin('http://espn.go.com/nfl/player/_/id/13231/dennis-pitta')">Dennis Pitta</text:a>, BAL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<text:a xlink:href="javascript:newWin('http://espn.go.com/nfl/player/_/id/9684/owen-daniels')">Owen Daniels</text:a>, HOU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string">
            <text:p><text:a xlink:href="javascript:newWin('http://espn.go.com/nfl/player/_/id/9592/vernon-davis')">Vernon Davis</text:a>, SF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<text:a xlink:href="javascript:newWin('http://espn.go.com/nfl/player/_/id/15848/eddie-lacy')">Eddie Lacy</text:a>, GB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string">
            <text:p><text:a xlink:href="javascript:newWin('http://espn.go.com/nfl/player/_/id/12579/jeremy-maclin')">Jeremy Maclin</text:a>, PHI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<text:a xlink:href="javascript:newWin('http://espn.go.com/nfl/player/_/id/10147/miles-austin')">Miles Austin</text:a>, DAL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<text:a xlink:href="javascript:newWin('http://espn.go.com/nfl/player/_/id/11283/desean-jackson')">DeSean Jackson</text:a>, PHI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<text:a xlink:href="javascript:newWin('http://espn.go.com/nfl/player/_/id/13489/mike-williams')">Mike Williams</text:a>, TB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<text:a xlink:href="javascript:newWin('http://espn.go.com/nfl/player/_/id/15705/josh-gordon')">Josh Gordon</text:a>, CLE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string">
            <text:p><text:a xlink:href="javascript:newWin('http://espn.go.com/nfl/player/_/id/13204/ryan-mathews')">Ryan Mathews</text:a>, SD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<text:a xlink:href="javascript:newWin('http://espn.go.com/nfl/player/_/id/14888/isaiah-pead')">Isaiah Pead</text:a>, STL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<text:a xlink:href="javascript:newWin('http://espn.go.com/nfl/player/_/id/12490/andre-brown')">Andre Brown</text:a>, NYG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string">
            <text:p><text:a xlink:href="javascript:newWin('http://espn.go.com/nfl/player/_/id/5209/tony-romo')">Tony Romo</text:a>, DAL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<text:a xlink:href="javascript:newWin('http://espn.go.com/nfl/player/_/id/15078/chris-givens')">Chris Givens</text:a>, STL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string">
            <text:p><text:a xlink:href="javascript:newWin('http://espn.go.com/nfl/player/_/id/11257/rashard-mendenhall')">Rashard Mendenhall</text:a>, ARI</text:p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string">
            <text:p><text:a xlink:href="javascript:newWin('http://espn.go.com/nfl/player/_/id/14017/shane-vereen')">Shane Vereen</text:a>, NE</text:p>
          </table:table-cell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string">
            <text:p><text:a xlink:href="javascript:newWin('http://espn.go.com/nfl/player/_/id/14891/bernard-pierce')">Bernard Pierce</text:a>, BAL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string">
            <text:p><text:a xlink:href="javascript:newWin('http://espn.go.com/nfl/player/_/id/15092/bryce-brown')">Bryce Brown</text:a>, PHI</text:p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string">
            <text:p><text:a xlink:href="javascript:newWin('http://espn.go.com/nfl/player/_/id/15826/giovani-bernard')">Giovani Bernard</text:a>, CIN</text:p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string">
            <text:p><text:a xlink:href="javascript:newWin('http://espn.go.com/nfl/player/_/id/10488/sidney-rice')">Sidney Rice</text:a>, SEA</text:p>
          </table:table-cell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<text:a xlink:href="javascript:newWin('http://espn.go.com/nfl/player/_/id/14153/denarius-moore')">Denarius Moore</text:a>, OAK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<text:a xlink:href="javascript:newWin('http://espn.go.com/nfl/player/_/id/13295/emmanuel-sanders')">Emmanuel Sanders</text:a>, PIT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<text:a xlink:href="javascript:newWin('http://espn.go.com/nfl/player/_/id/5536/ben-roethlisberger')">Ben Roethlisberger</text:a>, PIT</text:p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office:value-type="string">
            <text:p><text:a xlink:href="javascript:newWin('http://espn.go.com/nfl/player/_/id/2549/michael-vick')">Michael Vick</text:a>, PHI</text:p>
          </table:table-cell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string">
            <text:p><text:a xlink:href="javascript:newWin('http://espn.go.com/nfl/player/_/id/13981/mark-ingram')">Mark Ingram</text:a>, NO</text:p>
          </table:table-cell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string">
            <text:p><text:a xlink:href="javascript:newWin('http://espn.go.com/nfl/player/_/id/11247/jonathan-stewart')">Jonathan Stewart</text:a>, CAR</text:p>
          </table:table-cell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string">
            <text:p><text:a xlink:href="javascript:newWin('http://espn.go.com/nfl/player/_/id/10693/ahmad-bradshaw')">Ahmad Bradshaw</text:a>, FA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<text:a xlink:href="javascript:newWin('http://espn.go.com/nfl/player/_/id/13210/ben-tate')">Ben Tate</text:a>, HOU</text:p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string">
            <text:p><text:a xlink:href="javascript:newWin('http://espn.go.com/nfl/player/_/id/14052/mikel-leshoure')">Mikel Leshoure</text:a>, DET</text:p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string">
            <text:p><text:a xlink:href="javascript:newWin('http://espn.go.com/nfl/player/_/id/14054/kyle-rudolph')">Kyle Rudolph</text:a>, MIN</text:p>
          </table:table-cell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string">
            <text:p><text:a xlink:href="javascript:newWin('http://espn.go.com/nfl/player/_/id/15925/johnathan-franklin')">Johnathan Franklin</text:a>, GB</text:p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string">
            <text:p><text:a xlink:href="javascript:newWin('http://espn.go.com/nfl/player/_/id/10475/greg-olsen')">Greg Olsen</text:a>, CAR</text:p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string">
            <text:p><text:a xlink:href="javascript:newWin('http://espn.go.com/nfl/player/_/id/5526/eli-manning')">Eli Manning</text:a>, NYG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string">
            <text:p><text:a xlink:href="javascript:newWin('http://espn.go.com/nfl/player/_/id/12556/kenny-britt')">Kenny Britt</text:a>, TEN</text:p>
          </table:table-cell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string">
            <text:p><text:a xlink:href="javascript:newWin('http://espn.go.com/nfl/player/_/id/15834/aaron-dobson')">Aaron Dobson</text:a>, NE</text:p>
          </table:table-cell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office:value-type="string">
            <text:p><text:a xlink:href="javascript:newWin('http://espn.go.com/nfl/player/_/id/8444/heath-miller')">Heath Miller</text:a>, PIT</text:p>
          </table:table-cell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string">
            <text:p><text:a xlink:href="javascript:newWin('http://espn.go.com/nfl/player/_/id/14051/ryan-williams')">Ryan Williams</text:a>, ARI</text:p>
          </table:table-cell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string">
            <text:p><text:a xlink:href="javascript:newWin('http://espn.go.com/nfl/player/_/id/11717/marcel-reece')">Marcel Reece</text:a>, OAK</text:p>
          </table:table-cell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string">
            <text:p><text:a xlink:href="javascript:newWin('http://espn.go.com/nfl/player/_/id/15111/daryl-richardson')">Daryl Richardson</text:a>, STL</text:p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<text:a xlink:href="javascript:newWin('http://espn.go.com/nfl/player/_/id/14193/jacquizz-rodgers')">Jacquizz Rodgers</text:a>, ATL</text:p>
          </table:table-cell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string">
            <text:p><text:a xlink:href="javascript:newWin('http://espn.go.com/nfl/player/_/id/11252/joe-flacco')">Joe Flacco</text:a>, BAL</text:p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string">
            <text:p><text:a xlink:href="javascript:newWin('http://espn.go.com/nfl/player/_/id/14907/justin-blackmon')">Justin Blackmon</text:a>, JAC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string">
            <text:p><text:a xlink:href="javascript:newWin('http://espn.go.com/nfl/player/_/id/12568/brian-hartline')">Brian Hartline</text:a>, MIA</text:p>
          </table:table-cell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office:value-type="string">
            <text:p><text:a xlink:href="javascript:newWin('http://espn.go.com/nfl/player/_/id/16013/joseph-randle')">Joseph Randle</text:a>, DAL</text:p>
          </table:table-cell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office:value-type="string">
            <text:p><text:a xlink:href="javascript:newWin('http://espn.go.com/nfl/player/_/id/9611/santonio-holmes')">Santonio Holmes</text:a>, NYJ</text:p>
          </table:table-cell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office:value-type="string">
            <text:p><text:a xlink:href="javascript:newWin('http://espn.go.com/nfl/player/_/id/14912/alshon-jeffery')">Alshon Jeffery</text:a>, CHI</text:p>
          </table:table-cell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string">
            <text:p><text:a xlink:href="javascript:newWin('http://espn.go.com/nfl/player/_/id/14012/andy-dalton')">Andy Dalton</text:a>, CIN</text:p>
          </table:table-cell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office:value-type="string">
            <text:p><text:a xlink:href="javascript:newWin('http://espn.go.com/nfl/player/_/id/11295/martellus-bennett')">Martellus Bennett</text:a>, CHI</text:p>
          </table:table-cell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office:value-type="string">
            <text:p><text:a xlink:href="javascript:newWin('http://espn.go.com/nfl/player/_/id/12705/brandon-myers')">Brandon Myers</text:a>, NYG</text:p>
          </table:table-cell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string">
            <text:p><text:a xlink:href="javascript:newWin('http://espn.go.com/nfl/player/_/id/5362/antonio-gates')">Antonio Gates</text:a>, SD</text:p>
          </table:table-cell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office:value-type="string">
            <text:p><text:a xlink:href="javascript:newWin('http://espn.go.com/nfl/player/_/id/14009/rob-housler')">Rob Housler</text:a>, ARI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office:value-type="string">
            <text:p><text:a xlink:href="javascript:newWin('http://espn.go.com/nfl/player/_/id/11282/fred-davis')">Fred Davis</text:a>, WSH</text:p>
          </table:table-cell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1" office:value-type="string">
            <text:p><text:a xlink:href="javascript:newWin('http://espn.go.com/nfl/player/_/id/14909/kendall-wright')">Kendall Wright</text:a>, TEN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office:value-type="string">
            <text:p><text:a xlink:href="javascript:newWin('http://espn.go.com/nfl/player/_/id/15807/cordarrelle-patterson')">Cordarrelle Patterson</text:a>, MIN</text:p>
          </table:table-cell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office:value-type="string">
            <text:p><text:a xlink:href="javascript:newWin('http://espn.go.com/nfl/player/_/id/10517/jacoby-jones')">Jacoby Jones</text:a>, BAL</text:p>
          </table:table-cell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office:value-type="string">
            <text:p><text:a xlink:href="javascript:newWin('http://espn.go.com/nfl/player/_/id/15795/deandre-hopkins')">DeAndre Hopkins</text:a>, HOU</text:p>
          </table:table-cell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office:value-type="string">
            <text:p><text:a xlink:href="javascript:newWin('http://espn.go.com/nfl/player/_/id/12500/shonn-greene')">Shonn Greene</text:a>, TEN</text:p>
          </table:table-cell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office:value-type="string">
            <text:p><text:a xlink:href="javascript:newWin('http://espn.go.com/nfl/player/_/id/12499/mike-goodson')">Mike Goodson</text:a>, NYJ</text:p>
          </table:table-cell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office:value-type="string">
            <text:p><text:a xlink:href="javascript:newWin('http://espn.go.com/nfl/player/_/id/13206/jonathan-dwyer')">Jonathan Dwyer</text:a>, PIT</text:p>
          </table:table-cell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office:value-type="string">
            <text:p><text:a xlink:href="javascript:newWin('http://espn.go.com/nfl/player/_/id/14894/robert-turbin')">Robert Turbin</text:a>, SEA</text:p>
          </table:table-cell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string">
            <text:p><text:a xlink:href="javascript:newWin('http://espn.go.com/nfl/player/_/id/9597/jay-cutler')">Jay Cutler</text:a>, CHI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office:value-type="string">
            <text:p><text:a xlink:href="javascript:newWin('http://espn.go.com/nfl/player/_/id/14876/ryan-tannehill')">Ryan Tannehill</text:a>, MIA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office:value-type="string">
            <text:p><text:a xlink:href="javascript:newWin('http://espn.go.com/nfl/player/_/id/12473/josh-freeman')">Josh Freeman</text:a>, TB</text:p>
          </table:table-cell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office:value-type="string">
            <text:p><text:a xlink:href="javascript:newWin('http://espn.go.com/nfl/player/_/id/11788/danny-woodhead')">Danny Woodhead</text:a>, SD</text:p>
          </table:table-cell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office:value-type="string">
            <text:p><text:a xlink:href="javascript:newWin('http://espn.go.com/nfl/player/_/id/12503/rashad-jennings')">Rashad Jennings</text:a>, FA</text:p>
          </table:table-cell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office:value-type="string">
            <text:p><text:a xlink:href="javascript:newWin('http://espn.go.com/nfl/player/_/id/10713/pierre-thomas')">Pierre Thomas</text:a>, NO</text:p>
          </table:table-cell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string">
            <text:p><text:a xlink:href="javascript:newWin('http://espn.go.com/nfl/player/_/id/2564/santana-moss')">Santana Moss</text:a>, WSH</text:p>
          </table:table-cell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office:value-type="string">
            <text:p><text:a xlink:href="javascript:newWin('http://espn.go.com/nfl/player/_/id/12570/darrius-heyward-bey')">Darrius Heyward-Bey</text:a>, IND</text:p>
          </table:table-cell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office:value-type="string">
            <text:p><text:a xlink:href="javascript:newWin('http://espn.go.com/nfl/player/_/id/14914/brian-quick')">Brian Quick</text:a>, STL</text:p>
          </table:table-cell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office:value-type="string">
            <text:p><text:a xlink:href="javascript:newWin('http://espn.go.com/nfl/player/_/id/12549/brandon-pettigrew')">Brandon Pettigrew</text:a>, DET</text:p>
          </table:table-cell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office:value-type="string">
            <text:p><text:a xlink:href="javascript:newWin('http://espn.go.com/nfl/player/_/id/11325/jermichael-finley')">Jermichael Finley</text:a>, GB</text:p>
          </table:table-cell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string">
            <text:p><text:a xlink:href="javascript:newWin('http://espn.go.com/nfl/player/_/id/13228/jermaine-gresham')">Jermaine Gresham</text:a>, CIN</text:p>
          </table:table-cell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office:value-type="string">
            <text:p><text:a xlink:href="javascript:newWin('http://espn.go.com/nfl/player/_/id/12537/jared-cook')">Jared Cook</text:a>, STL</text:p>
          </table:table-cell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office:value-type="string">
            <text:p><text:a xlink:href="javascript:newWin('http://espn.go.com/nfl/player/_/id/12898/isaac-redman')">Isaac Redman</text:a>, PIT</text:p>
          </table:table-cell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" office:value-type="string">
            <text:p><text:a xlink:href="javascript:newWin('http://espn.go.com/nfl/player/_/id/10544/michael-bush')">Michael Bush</text:a>, CHI</text:p>
          </table:table-cell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office:value-type="string">
            <text:p><text:a xlink:href="javascript:newWin('http://espn.go.com/nfl/player/_/id/14129/bilal-powell')">Bilal Powell</text:a>, NYJ</text:p>
          </table:table-cell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1" office:value-type="string">
            <text:p><text:a xlink:href="javascript:newWin('http://espn.go.com/nfl/player/_/id/4481/willis-mcgahee')">Willis McGahee</text:a>, DEN</text:p>
          </table:table-cell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1" office:value-type="string">
            <text:p><text:a xlink:href="javascript:newWin('http://espn.go.com/nfl/player/_/id/10195/fred-jackson')">Fred Jackson</text:a>, BUF</text:p>
          </table:table-cell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office:value-type="string">
            <text:p><text:a xlink:href="javascript:newWin('http://espn.go.com/nfl/player/_/id/12516/knowshon-moreno')">Knowshon Moreno</text:a>, DEN</text:p>
          </table:table-cell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office:value-type="string">
            <text:p><text:a xlink:href="javascript:newWin('http://espn.go.com/nfl/player/_/id/14908/michael-floyd')">Michael Floyd</text:a>, ARI</text:p>
          </table:table-cell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office:value-type="string">
            <text:p><text:a xlink:href="javascript:newWin('http://espn.go.com/nfl/player/_/id/6016/malcom-floyd')">Malcom Floyd</text:a>, SD</text:p>
          </table:table-cell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office:value-type="string">
            <text:p><text:a xlink:href="javascript:newWin('http://espn.go.com/nfl/player/_/id/11467/justin-forsett')">Justin Forsett</text:a>, JAC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office:value-type="string">
            <text:p><text:a xlink:href="javascript:newWin('http://espn.go.com/nfl/player/_/id/14895/ronnie-hillman')">Ronnie Hillman</text:a>, DEN</text:p>
          </table:table-cell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office:value-type="string">
            <text:p><text:a xlink:href="javascript:newWin('http://espn.go.com/nfl/player/_/id/15996/zac-stacy')">Zac Stacy</text:a>, STL</text:p>
          </table:table-cell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office:value-type="string">
            <text:p><text:a xlink:href="javascript:newWin('http://espn.go.com/nfl/player/_/id/14890/lamichael-james')">LaMichael James</text:a>, SF</text:p>
          </table:table-cell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office:value-type="string">
            <text:p><text:a xlink:href="javascript:newWin('http://espn.go.com/nfl/player/_/id/9613/deangelo-williams')">DeAngelo Williams</text:a>, CAR</text:p>
          </table:table-cell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office:value-type="string">
            <text:p><text:a xlink:href="javascript:newWin('http://espn.go.com/nfl/player/_/id/15391/rod-streater')">Rod Streater</text:a>, OAK</text:p>
          </table:table-cell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office:value-type="string">
            <text:p><text:a xlink:href="javascript:newWin('http://espn.go.com/nfl/player/_/id/8416/alex-smith')">Alex Smith</text:a>, SF</text:p>
          </table:table-cell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office:value-type="string">
            <text:p><text:a xlink:href="javascript:newWin('http://espn.go.com/nfl/player/_/id/13197/sam-bradford')">Sam Bradford</text:a>, STL</text:p>
          </table:table-cell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office:value-type="string">
            <text:p><text:a xlink:href="javascript:newWin('http://espn.go.com/nfl/player/_/id/5615/matt-schaub')">Matt Schaub</text:a>, HOU</text:p>
          </table:table-cell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office:value-type="string">
            <text:p><text:a xlink:href="javascript:newWin('http://espn.go.com/nfl/player/_/id/4459/carson-palmer')">Carson Palmer</text:a>, AZ</text:p>
          </table:table-cell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office:value-type="string">
            <text:p><text:a xlink:href="javascript:newWin('http://espn.go.com/nfl/player/_/id/12649/julian-edelman')">Julian Edelman</text:a>, NE</text:p>
          </table:table-cell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office:value-type="string">
            <text:p><text:a xlink:href="javascript:newWin('http://espn.go.com/nfl/player/_/id/14911/rueben-randle')">Rueben Randle</text:a>, NYG</text:p>
          </table:table-cell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office:value-type="string">
            <text:p><text:a xlink:href="javascript:newWin('http://espn.go.com/nfl/player/_/id/13226/andre-roberts')">Andre Roberts</text:a>, ARI</text:p>
          </table:table-cell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office:value-type="string">
            <text:p><text:a xlink:href="javascript:newWin('http://espn.go.com/nfl/player/_/id/14027/vincent-brown')">Vincent Brown</text:a>, SD</text:p>
          </table:table-cell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office:value-type="string">
            <text:p><text:a xlink:href="javascript:newWin('http://espn.go.com/nfl/player/_/id/12576/brandon-lafell')">Brandon LaFell</text:a>, CAR</text:p>
          </table:table-cell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office:value-type="string">
            <text:p><text:a xlink:href="javascript:newWin('http://espn.go.com/nfl/player/_/id/15952/mike-gillislee')">Mike Gillislee</text:a>, MIA</text:p>
          </table:table-cell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office:value-type="string">
            <text:p><text:a xlink:href="javascript:newWin('http://espn.go.com/nfl/player/_/id/4512/anquan-boldin')">Anquan Boldin</text:a>, SF</text:p>
          </table:table-cell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1" office:value-type="string">
            <text:p><text:a xlink:href="javascript:newWin('http://espn.go.com/nfl/team/_/name/sf/san-francisco-49ers')">San Francisco 49ers</text:a>, SF</text:p>
          </table:table-cell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office:value-type="string">
            <text:p><text:a xlink:href="javascript:newWin('http://espn.go.com/nfl/team/_/name/sea/seattle-seahawks')">Seattle Seahawks</text:a>, SEA</text:p>
          </table:table-cell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office:value-type="string">
            <text:p><text:a xlink:href="javascript:newWin('http://espn.go.com/nfl/team/_/name/chi/chicago-bears')">Chicago Bears</text:a>, CHI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office:value-type="string">
            <text:p><text:a xlink:href="javascript:newWin('http://espn.go.com/nfl/team/_/name/bal/baltimore-ravens')">Baltimore Ravens</text:a>, BAL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office:value-type="string">
            <text:p><text:a xlink:href="javascript:newWin('http://espn.go.com/nfl/team/_/name/den/denver-broncos')">Denver Broncos</text:a>, DEN</text:p>
          </table:table-cell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office:value-type="string">
            <text:p><text:a xlink:href="javascript:newWin('http://espn.go.com/nfl/team/_/name/hou/houston-texans')">Houston Texans</text:a>, HOU</text:p>
          </table:table-cell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office:value-type="string">
            <text:p><text:a xlink:href="javascript:newWin('http://espn.go.com/nfl/team/_/name/cin/cincinnati-bengals')">Cincinnati Bengals</text:a>, CIN</text:p>
          </table:table-cell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office:value-type="string">
            <text:p><text:a xlink:href="javascript:newWin('http://espn.go.com/nfl/team/_/name/ne/new-england-patriots')">New England Patriots</text:a>, NE</text:p>
          </table:table-cell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1" office:value-type="string">
            <text:p><text:a xlink:href="javascript:newWin('http://espn.go.com/nfl/team/_/name/cle/cleveland-browns')">Cleveland Browns</text:a>, CLE</text:p>
          </table:table-cell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office:value-type="string">
            <text:p><text:a xlink:href="javascript:newWin('http://espn.go.com/nfl/team/_/name/nyj/new-york-jets')">New York Jets</text:a>, NYJ</text:p>
          </table:table-cell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office:value-type="string">
            <text:p><text:a xlink:href="javascript:newWin('http://espn.go.com/nfl/team/_/name/nyg/new-york-giants')">New York Giants</text:a>, NYG</text:p>
          </table:table-cell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office:value-type="string">
            <text:p><text:a xlink:href="javascript:newWin('http://espn.go.com/nfl/team/_/name/pit/pittsburgh-steelers')">Pittsburgh Steelers</text:a>, PIT</text:p>
          </table:table-cell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office:value-type="string">
            <text:p><text:a xlink:href="javascript:newWin('http://espn.go.com/nfl/player/_/id/9704/stephen-gostkowski')">Stephen Gostkowski</text:a>, NE</text:p>
          </table:table-cell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1" office:value-type="string">
            <text:p><text:a xlink:href="javascript:newWin('http://espn.go.com/nfl/player/_/id/15058/blair-walsh')">Blair Walsh</text:a>, MIN</text:p>
          </table:table-cell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1" office:value-type="string">
            <text:p><text:a xlink:href="javascript:newWin('http://espn.go.com/nfl/player/_/id/4333/matt-bryant')">Matt Bryant</text:a>, ATL</text:p>
          </table:table-cell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office:value-type="string">
            <text:p><text:a xlink:href="javascript:newWin('http://espn.go.com/nfl/player/_/id/11122/matt-prater')">Matt Prater</text:a>, DEN</text:p>
          </table:table-cell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office:value-type="string">
            <text:p><text:a xlink:href="javascript:newWin('http://espn.go.com/nfl/player/_/id/2148/sebastian-janikowski')">Sebastian Janikowski</text:a>, OAK</text:p>
          </table:table-cell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office:value-type="string">
            <text:p><text:a xlink:href="javascript:newWin('http://espn.go.com/nfl/player/_/id/14816/kai-forbath')">Kai Forbath</text:a>, WSH</text:p>
          </table:table-cell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office:value-type="string">
            <text:p><text:a xlink:href="javascript:newWin('http://espn.go.com/nfl/player/_/id/15683/justin-tucker')">Justin Tucker</text:a>, BAL</text:p>
          </table:table-cell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office:value-type="string">
            <text:p><text:a xlink:href="javascript:newWin('http://espn.go.com/nfl/player/_/id/14993/greg-zuerlein')">Greg Zuerlein</text:a>, STL</text:p>
          </table:table-cell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office:value-type="string">
            <text:p><text:a xlink:href="javascript:newWin('http://espn.go.com/nfl/player/_/id/14322/dan-bailey')">Dan Bailey</text:a>, DAL</text:p>
          </table:table-cell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office:value-type="string">
            <text:p><text:a xlink:href="javascript:newWin('http://espn.go.com/nfl/player/_/id/9235/rob-bironas')">Rob Bironas</text:a>, TEN</text:p>
          </table:table-cell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office:value-type="string">
            <text:p><text:a xlink:href="javascript:newWin('http://espn.go.com/nfl/player/_/id/1440/phil-dawson')">Phil Dawson</text:a>, SF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string">
            <text:p><text:a xlink:href="javascript:newWin('http://espn.go.com/nfl/player/_/id/1097/adam-vinatieri')">Adam Vinatieri</text:a>, IND</text:p>
          </table:table-cell>
        </table:table-row>
        <table:table-row table:style-name="ro2" table:number-rows-repeated="104837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it </meta:initial-creator>
    <meta:creation-date>2013-05-08T10:45:18</meta:creation-date>
    <dc:date>2013-05-08T10:47:12</dc:date>
    <dc:creator>Sanjit </dc:creator>
    <meta:editing-duration>P0D</meta:editing-duration>
    <meta:editing-cycles>1</meta:editing-cycles>
    <meta:document-statistic meta:table-count="1" meta:cell-count="400" meta:object-count="0"/>
    <meta:generator>LibreOffice/3.6$Linux_X86_64 LibreOffice_project/360m1$Build-2</meta:generator>
  </office:meta>
</office:document-meta>
</file>